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6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text-position=""/>
    </style:style>
    <style:style style:name="ce2" style:family="table-cell" style:parent-style-name="Default">
      <style:table-cell-properties style:rotation-align="none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number-columns-repeated="2" table:default-cell-style-name="ce4"/>
        <table:table-column table:style-name="co3" table:default-cell-style-name="Default"/>
        <table:table-row table:style-name="ro1">
          <table:table-cell office:value-type="string" calcext:value-type="string">
            <text:p>GSH</text:p>
          </table:table-cell>
          <table:table-cell office:value-type="string" calcext:value-type="string">
            <text:p>HbA1c</text:p>
          </table:table-cell>
          <table:table-cell office:value-type="string" calcext:value-type="string">
            <text:p>Patient Status</text:p>
          </table:table-cell>
        </table:table-row>
        <table:table-row table:style-name="ro1">
          <table:table-cell office:value-type="float" office:value="783.87" calcext:value-type="float">
            <text:p>783.8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63.87" calcext:value-type="float">
            <text:p>863.8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115.18" calcext:value-type="float">
            <text:p>1115.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010.47" calcext:value-type="float">
            <text:p>1010.4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819.37" calcext:value-type="float">
            <text:p>1819.37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039.27" calcext:value-type="float">
            <text:p>1039.27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594.24" calcext:value-type="float">
            <text:p>594.2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688.48" calcext:value-type="float">
            <text:p>688.4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35.08" calcext:value-type="float">
            <text:p>835.0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730.37" calcext:value-type="float">
            <text:p>1730.37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364.92" calcext:value-type="float">
            <text:p>1364.92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421.47" calcext:value-type="float">
            <text:p>1421.47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552.36" calcext:value-type="float">
            <text:p>552.3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33.81" calcext:value-type="float">
            <text:p>433.81</text:p>
          </table:table-cell>
          <table:table-cell office:value-type="float" office:value="7.2" calcext:value-type="float">
            <text:p>7.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517.46" calcext:value-type="float">
            <text:p>517.4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309.03" calcext:value-type="float">
            <text:p>309.0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392.41" calcext:value-type="float">
            <text:p>392.4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387.51" calcext:value-type="float">
            <text:p>387.5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05.23" calcext:value-type="float">
            <text:p>405.2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657.29" calcext:value-type="float">
            <text:p>657.29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43.1" calcext:value-type="float">
            <text:p>443.1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439.83" calcext:value-type="float">
            <text:p>439.83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644.21" calcext:value-type="float">
            <text:p>644.21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629.5" calcext:value-type="float">
            <text:p>629.5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021.91" calcext:value-type="float">
            <text:p>1021.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216.48" calcext:value-type="float">
            <text:p>1216.48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456.83" calcext:value-type="float">
            <text:p>1456.8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370.18" calcext:value-type="float">
            <text:p>1370.18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080.77" calcext:value-type="float">
            <text:p>1080.77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41.27" calcext:value-type="float">
            <text:p>741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94.64" calcext:value-type="float">
            <text:p>794.6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921.91" calcext:value-type="float">
            <text:p>921.9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676.13" calcext:value-type="float">
            <text:p>676.13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149.44" calcext:value-type="float">
            <text:p>1149.44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223.02" calcext:value-type="float">
            <text:p>1223.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128.19" calcext:value-type="float">
            <text:p>1128.19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1072.6" calcext:value-type="float">
            <text:p>1072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39.05" calcext:value-type="float">
            <text:p>739.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06.34" calcext:value-type="float">
            <text:p>706.34</text:p>
          </table:table-cell>
          <table:table-cell office:value-type="float" office:value="5.4" calcext:value-type="float">
            <text:p>5.4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46.96" calcext:value-type="float">
            <text:p>846.96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17.53" calcext:value-type="float">
            <text:p>817.53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25.7" calcext:value-type="float">
            <text:p>825.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17.53" calcext:value-type="float">
            <text:p>817.53</text:p>
          </table:table-cell>
          <table:table-cell office:value-type="float" office:value="5.2" calcext:value-type="float">
            <text:p>5.2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42.05" calcext:value-type="float">
            <text:p>742.05</text:p>
          </table:table-cell>
          <table:table-cell office:value-type="float" office:value="6.1" calcext:value-type="float">
            <text:p>6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900.92" calcext:value-type="float">
            <text:p>900.92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48.59" calcext:value-type="float">
            <text:p>848.59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27.6" calcext:value-type="float">
            <text:p>727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751.86" calcext:value-type="float">
            <text:p>751.86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830.61" calcext:value-type="float">
            <text:p>830.61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Control</text:p>
          </table:table-cell>
        </table:table-row>
        <table:table-row table:style-name="ro1">
          <table:table-cell office:value-type="float" office:value="27.27" calcext:value-type="float">
            <text:p>27.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31.66" calcext:value-type="float">
            <text:p>31.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31.56" calcext:value-type="float">
            <text:p>31.5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34.27" calcext:value-type="float">
            <text:p>34.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407.52" calcext:value-type="float">
            <text:p>407.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585.16" calcext:value-type="float">
            <text:p>585.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36.47" calcext:value-type="float">
            <text:p>36.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37.2" calcext:value-type="float">
            <text:p>37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456.64" calcext:value-type="float">
            <text:p>456.6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34.17" calcext:value-type="float">
            <text:p>34.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64.52" calcext:value-type="float">
            <text:p>164.5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07.94" calcext:value-type="float">
            <text:p>107.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91.46" calcext:value-type="float">
            <text:p>91.4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66.44" calcext:value-type="float">
            <text:p>166.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54.63" calcext:value-type="float">
            <text:p>154.6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87.34" calcext:value-type="float">
            <text:p>87.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98.43" calcext:value-type="float">
            <text:p>298.43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37.32" calcext:value-type="float">
            <text:p>137.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14.8" calcext:value-type="float">
            <text:p>114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19.75" calcext:value-type="float">
            <text:p>119.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25.79" calcext:value-type="float">
            <text:p>125.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81.02" calcext:value-type="float">
            <text:p>81.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47.6" calcext:value-type="float">
            <text:p>47.6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57.13" calcext:value-type="float">
            <text:p>57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90.09" calcext:value-type="float">
            <text:p>90.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43.89" calcext:value-type="float">
            <text:p>243.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83.49" calcext:value-type="float">
            <text:p>83.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65.09" calcext:value-type="float">
            <text:p>65.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9.39" calcext:value-type="float">
            <text:p>29.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60.25" calcext:value-type="float">
            <text:p>60.25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08.76" calcext:value-type="float">
            <text:p>108.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68.91" calcext:value-type="float">
            <text:p>168.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62.02" calcext:value-type="float">
            <text:p>262.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10.41" calcext:value-type="float">
            <text:p>110.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19.47" calcext:value-type="float">
            <text:p>119.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54.11" calcext:value-type="float">
            <text:p>54.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08.73" calcext:value-type="float">
            <text:p>208.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59.02" calcext:value-type="float">
            <text:p>159.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39.49" calcext:value-type="float">
            <text:p>239.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72.23" calcext:value-type="float">
            <text:p>72.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20.3" calcext:value-type="float">
            <text:p>120.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17.55" calcext:value-type="float">
            <text:p>117.5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68.39" calcext:value-type="float">
            <text:p>68.3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83.77" calcext:value-type="float">
            <text:p>83.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75.76" calcext:value-type="float">
            <text:p>75.7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99.12" calcext:value-type="float">
            <text:p>199.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169.73" calcext:value-type="float">
            <text:p>169.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65.33" calcext:value-type="float">
            <text:p>65.3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279.73" calcext:value-type="float">
            <text:p>279.73</text:p>
          </table:table-cell>
          <table:table-cell office:value-type="float" office:value="10.3" calcext:value-type="float">
            <text:p>10.3</text:p>
          </table:table-cell>
          <table:table-cell office:value-type="string" calcext:value-type="string">
            <text:p>Diabetic</text:p>
          </table:table-cell>
        </table:table-row>
        <table:table-row table:style-name="ro1">
          <table:table-cell office:value-type="float" office:value="427.14" calcext:value-type="float">
            <text:p>427.14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Diabetic</text:p>
          </table:table-cell>
        </table:table-row>
        <table:table-row table:style-name="ro1" table:number-rows-repeated="104847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 table:number-columns-spanned="1" table:number-rows-spanned="2">
            <text:p>Diabetic</text:p>
          </table:table-cell>
          <table:table-cell table:style-name="ce3" office:value-type="string" calcext:value-type="string" table:number-columns-spanned="2" table:number-rows-spanned="1">
            <text:p>Week 0</text:p>
          </table:table-cell>
          <table:covered-table-cell table:style-name="Default"/>
        </table:table-row>
        <table:table-row table:style-name="ro1">
          <table:covered-table-cell/>
          <table:table-cell office:value-type="string" calcext:value-type="string">
            <text:p>GSH</text:p>
          </table:table-cell>
          <table:table-cell office:value-type="string" calcext:value-type="string">
            <text:p>HbA1c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7.27" calcext:value-type="float">
            <text:p>27.2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31.66" calcext:value-type="float">
            <text:p>31.6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31.56" calcext:value-type="float">
            <text:p>31.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34.27" calcext:value-type="float">
            <text:p>34.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407.52" calcext:value-type="float">
            <text:p>407.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585.16" calcext:value-type="float">
            <text:p>585.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36.47" calcext:value-type="float">
            <text:p>36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.2" calcext:value-type="float">
            <text:p>37.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6.64" calcext:value-type="float">
            <text:p>456.6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.17" calcext:value-type="float">
            <text:p>34.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4.52" calcext:value-type="float">
            <text:p>164.5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.39" calcext:value-type="float">
            <text:p>29.3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7.94" calcext:value-type="float">
            <text:p>107.9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1.46" calcext:value-type="float">
            <text:p>91.4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6.44" calcext:value-type="float">
            <text:p>166.4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4.63" calcext:value-type="float">
            <text:p>154.6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7.34" calcext:value-type="float">
            <text:p>87.3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98.43" calcext:value-type="float">
            <text:p>298.43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137.32" calcext:value-type="float">
            <text:p>137.3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float" office:value="114.8" calcext:value-type="float">
            <text:p>114.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float" office:value="119.75" calcext:value-type="float">
            <text:p>119.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24" calcext:value-type="float">
            <text:p>2024</text:p>
          </table:table-cell>
          <table:table-cell office:value-type="float" office:value="125.79" calcext:value-type="float">
            <text:p>125.7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25" calcext:value-type="float">
            <text:p>2025</text:p>
          </table:table-cell>
          <table:table-cell office:value-type="float" office:value="81.02" calcext:value-type="float">
            <text:p>81.0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6" calcext:value-type="float">
            <text:p>2026</text:p>
          </table:table-cell>
          <table:table-cell office:value-type="float" office:value="47.6" calcext:value-type="float">
            <text:p>47.6</text:p>
          </table:table-cell>
          <table:table-cell office:value-type="float" office:value="8.4" calcext:value-type="float">
            <text:p>8.4</text:p>
          </table:table-cell>
        </table:table-row>
        <table:table-row table:style-name="ro1">
          <table:table-cell office:value-type="float" office:value="2027" calcext:value-type="float">
            <text:p>2027</text:p>
          </table:table-cell>
          <table:table-cell office:value-type="float" office:value="57.13" calcext:value-type="float">
            <text:p>57.1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28" calcext:value-type="float">
            <text:p>2028</text:p>
          </table:table-cell>
          <table:table-cell office:value-type="float" office:value="90.09" calcext:value-type="float">
            <text:p>90.0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29" calcext:value-type="float">
            <text:p>2029</text:p>
          </table:table-cell>
          <table:table-cell office:value-type="float" office:value="243.89" calcext:value-type="float">
            <text:p>243.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83.49" calcext:value-type="float">
            <text:p>83.4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1" calcext:value-type="float">
            <text:p>2031</text:p>
          </table:table-cell>
          <table:table-cell office:value-type="float" office:value="65.09" calcext:value-type="float">
            <text:p>65.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9.39" calcext:value-type="float">
            <text:p>29.3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3" calcext:value-type="float">
            <text:p>2033</text:p>
          </table:table-cell>
          <table:table-cell office:value-type="float" office:value="60.25" calcext:value-type="float">
            <text:p>60.25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2034" calcext:value-type="float">
            <text:p>2034</text:p>
          </table:table-cell>
          <table:table-cell office:value-type="float" office:value="108.76" calcext:value-type="float">
            <text:p>108.7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5" calcext:value-type="float">
            <text:p>2035</text:p>
          </table:table-cell>
          <table:table-cell office:value-type="float" office:value="168.91" calcext:value-type="float">
            <text:p>168.9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36" calcext:value-type="float">
            <text:p>2036</text:p>
          </table:table-cell>
          <table:table-cell office:value-type="float" office:value="262.02" calcext:value-type="float">
            <text:p>262.0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7" calcext:value-type="float">
            <text:p>2037</text:p>
          </table:table-cell>
          <table:table-cell office:value-type="float" office:value="110.41" calcext:value-type="float">
            <text:p>110.4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38" calcext:value-type="float">
            <text:p>2038</text:p>
          </table:table-cell>
          <table:table-cell office:value-type="float" office:value="119.47" calcext:value-type="float">
            <text:p>119.4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39" calcext:value-type="float">
            <text:p>2039</text:p>
          </table:table-cell>
          <table:table-cell office:value-type="float" office:value="54.11" calcext:value-type="float">
            <text:p>54.1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08.73" calcext:value-type="float">
            <text:p>208.7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1" calcext:value-type="float">
            <text:p>2041</text:p>
          </table:table-cell>
          <table:table-cell office:value-type="float" office:value="159.02" calcext:value-type="float">
            <text:p>159.0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2" calcext:value-type="float">
            <text:p>2042</text:p>
          </table:table-cell>
          <table:table-cell office:value-type="float" office:value="239.49" calcext:value-type="float">
            <text:p>239.4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3" calcext:value-type="float">
            <text:p>2043</text:p>
          </table:table-cell>
          <table:table-cell office:value-type="float" office:value="72.23" calcext:value-type="float">
            <text:p>72.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120.3" calcext:value-type="float">
            <text:p>120.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5" calcext:value-type="float">
            <text:p>2045</text:p>
          </table:table-cell>
          <table:table-cell office:value-type="float" office:value="117.55" calcext:value-type="float">
            <text:p>117.5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046" calcext:value-type="float">
            <text:p>2046</text:p>
          </table:table-cell>
          <table:table-cell office:value-type="float" office:value="68.39" calcext:value-type="float">
            <text:p>68.3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047" calcext:value-type="float">
            <text:p>2047</text:p>
          </table:table-cell>
          <table:table-cell office:value-type="float" office:value="83.77" calcext:value-type="float">
            <text:p>83.7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75.76" calcext:value-type="float">
            <text:p>75.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9" calcext:value-type="float">
            <text:p>2049</text:p>
          </table:table-cell>
          <table:table-cell office:value-type="float" office:value="199.12" calcext:value-type="float">
            <text:p>199.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69.73" calcext:value-type="float">
            <text:p>169.7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051" calcext:value-type="float">
            <text:p>2051</text:p>
          </table:table-cell>
          <table:table-cell office:value-type="float" office:value="65.33" calcext:value-type="float">
            <text:p>65.33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office:value-type="float" office:value="2052" calcext:value-type="float">
            <text:p>2052</text:p>
          </table:table-cell>
          <table:table-cell office:value-type="float" office:value="279.73" calcext:value-type="float">
            <text:p>279.7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office:value-type="float" office:value="2054" calcext:value-type="float">
            <text:p>2054</text:p>
          </table:table-cell>
          <table:table-cell office:value-type="float" office:value="427.14" calcext:value-type="float">
            <text:p>427.14</text:p>
          </table:table-cell>
          <table:table-cell office:value-type="float" office:value="8.2" calcext:value-type="float">
            <text:p>8.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 style:data-style-name="N2" text:time-value="10:05:49.2027881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2T15:28:00.355890757</meta:creation-date>
    <dc:date>2018-02-05T10:07:57.874160871</dc:date>
    <meta:editing-duration>PT5M54S</meta:editing-duration>
    <meta:editing-cycles>2</meta:editing-cycles>
    <meta:generator>LibreOffice/5.1.6.2$Linux_X86_64 LibreOffice_project/10m0$Build-2</meta:generator>
    <meta:document-statistic meta:table-count="2" meta:cell-count="460" meta:object-count="0"/>
  </office:meta>
</office:document-meta>
</file>